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2" svg:font-family="'맑은 고딕'" style:font-pitch="variable"/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3.932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263cm"/>
    </style:style>
    <style:style style:name="co6" style:family="table-column">
      <style:table-column-properties fo:break-before="auto" style:column-width="2.515cm"/>
    </style:style>
    <style:style style:name="co7" style:family="table-column">
      <style:table-column-properties fo:break-before="auto" style:column-width="1.843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05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표준_20_7">
      <style:table-cell-properties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2pt" fo:font-style="normal" fo:text-shadow="none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eeee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7" style:family="table-cell" style:parent-style-name="Excel_20_Built-in_20_Normal">
      <style:table-cell-properties fo:background-color="#eeee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3" style:family="table-cell" style:parent-style-name="Excel_20_Built-in_20_Normal" style:data-style-name="N815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4" style:family="table-cell" style:parent-style-name="Excel_20_Built-in_20_Normal" style:data-style-name="N815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맑은 고딕2" fo:font-size="11pt" fo:font-style="normal" fo:text-shadow="none" style:text-underline-style="none" fo:font-weight="normal" style:font-name-asian="맑은 고딕2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  <style:text-properties fo:color="#000000" style:text-outline="false" style:text-line-through-style="none" style:font-name="맑은 고딕2" fo:font-size="11pt" fo:font-style="normal" fo:text-shadow="none" style:text-underline-style="none" fo:font-weight="normal" style:font-name-asian="맑은 고딕2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solid" style:text-underline-width="auto" style:text-underline-color="font-color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 office:value-type="string" table:number-columns-spanned="8" table:number-rows-spanned="1">
            <text:p>테이블정의서</text:p>
            <draw:custom-shape table:end-cell-address="Sheet1.A1" table:end-x="0.259cm" table:end-y="0.608cm" draw:z-index="0" draw:name="Text Box 3" draw:style-name="gr1" draw:text-style-name="P1" svg:width="0.184cm" svg:height="0.608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" table:end-x="0.259cm" table:end-y="0.608cm" draw:z-index="1" draw:name="Text Box 4" draw:style-name="gr1" draw:text-style-name="P1" svg:width="0.184cm" svg:height="0.608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" table:end-x="0.259cm" table:end-y="0.608cm" draw:z-index="2" draw:name="Text Box 5" draw:style-name="gr1" draw:text-style-name="P1" svg:width="0.184cm" svg:height="0.608cm" svg:x="0.075cm" svg:y="0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3" office:value-type="string">
            <text:p>회원</text:p>
          </table:table-cell>
          <table:table-cell table:style-name="ce2" office:value-type="string">
            <text:p>작성일</text:p>
          </table:table-cell>
          <table:table-cell table:style-name="ce13" office:value-type="date" office:date-value="2022-08-04">
            <text:p>2022-08-04</text:p>
          </table:table-cell>
          <table:table-cell table:style-name="ce15" table:number-columns-spanned="4" table:number-rows-spanned="2"/>
          <table:covered-table-cell table:number-columns-repeated="2" table:style-name="ce21"/>
          <table:covered-table-cell table:style-name="ce25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3" office:value-type="string">
            <text:p>MEMBER</text:p>
          </table:table-cell>
          <table:table-cell table:style-name="ce2" office:value-type="string">
            <text:p>작성자</text:p>
          </table:table-cell>
          <table:table-cell table:style-name="ce3" office:value-type="string">
            <text:p>최현우</text:p>
          </table:table-cell>
          <table:covered-table-cell table:style-name="ce16"/>
          <table:covered-table-cell table:number-columns-repeated="2" table:style-name="ce22"/>
          <table:covered-table-cell table:style-name="ce26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3" office:value-type="string" table:number-columns-spanned="7" table:number-rows-spanned="1">
            <text:p>회원 테이블</text:p>
          </table:table-cell>
          <table:covered-table-cell table:number-columns-repeated="5" table:style-name="ce1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MEM_ID</text:p>
          </table:table-cell>
          <table:table-cell table:style-name="ce3" office:value-type="string">
            <text:p>회원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2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PK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MEM_NM</text:p>
          </table:table-cell>
          <table:table-cell table:style-name="ce3" office:value-type="string">
            <text:p>회원이름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2(1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MEM_REGNO</text:p>
          </table:table-cell>
          <table:table-cell table:style-name="ce3" office:value-type="string">
            <text:p>주민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MEM_NKNM</text:p>
          </table:table-cell>
          <table:table-cell table:style-name="ce3" office:value-type="string">
            <text:p>닉네임</text:p>
          </table:table-cell>
          <table:table-cell table:style-name="ce3" office:value-type="string">
            <text:p>N/A</text:p>
          </table:table-cell>
          <table:table-cell table:style-name="ce17" office:value-type="string">
            <text:p>VARCHAR2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MEM_EMAIL</text:p>
          </table:table-cell>
          <table:table-cell table:style-name="ce3" office:value-type="string">
            <text:p>이메일</text:p>
          </table:table-cell>
          <table:table-cell table:style-name="ce3" office:value-type="string">
            <text:p>N/A</text:p>
          </table:table-cell>
          <table:table-cell table:style-name="ce17" office:value-type="string">
            <text:p>VARCHAR2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MEM_ADDR</text:p>
          </table:table-cell>
          <table:table-cell table:style-name="ce3" office:value-type="string">
            <text:p>주소</text:p>
          </table:table-cell>
          <table:table-cell table:style-name="ce3" office:value-type="string">
            <text:p>N/A</text:p>
          </table:table-cell>
          <table:table-cell table:style-name="ce17" office:value-type="string">
            <text:p>VARCHAR(100)</text:p>
          </table:table-cell>
          <table:table-cell table:style-name="ce3" office:value-type="string">
            <text:p>NUL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MEM_QSTN</text:p>
          </table:table-cell>
          <table:table-cell table:style-name="ce3" office:value-type="string">
            <text:p>회원질문</text:p>
          </table:table-cell>
          <table:table-cell table:style-name="ce3" office:value-type="string">
            <text:p>N/A</text:p>
          </table:table-cell>
          <table:table-cell table:style-name="ce17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MEM_SNU</text:p>
          </table:table-cell>
          <table:table-cell table:style-name="ce3" office:value-type="string">
            <text:p>가입일자</text:p>
          </table:table-cell>
          <table:table-cell table:style-name="ce3" office:value-type="string">
            <text:p>N/A</text:p>
          </table:table-cell>
          <table:table-cell table:style-name="ce17" office:value-type="string">
            <text:p>DATE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MEM_RANK</text:p>
          </table:table-cell>
          <table:table-cell table:style-name="ce3" office:value-type="string">
            <text:p>티어</text:p>
          </table:table-cell>
          <table:table-cell table:style-name="ce3" office:value-type="string">
            <text:p>N/A</text:p>
          </table:table-cell>
          <table:table-cell table:style-name="ce17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MEM_SCORE</text:p>
          </table:table-cell>
          <table:table-cell table:style-name="ce3" office:value-type="string">
            <text:p>점수</text:p>
          </table:table-cell>
          <table:table-cell table:style-name="ce3" office:value-type="string">
            <text:p>N/A</text:p>
          </table:table-cell>
          <table:table-cell table:style-name="ce17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MEM_STAT</text:p>
          </table:table-cell>
          <table:table-cell table:style-name="ce3" office:value-type="string">
            <text:p>회원상태</text:p>
          </table:table-cell>
          <table:table-cell table:style-name="ce3" office:value-type="string">
            <text:p>N/A</text:p>
          </table:table-cell>
          <table:table-cell table:style-name="ce17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MEM_ANS</text:p>
          </table:table-cell>
          <table:table-cell table:style-name="ce3" office:value-type="string">
            <text:p>답변</text:p>
          </table:table-cell>
          <table:table-cell table:style-name="ce3" office:value-type="string">
            <text:p>N/A</text:p>
          </table:table-cell>
          <table:table-cell table:style-name="ce17" office:value-type="string">
            <text:p>VARCHAR2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4" office:value-type="float" office:value="13">
            <text:p>13</text:p>
            <draw:custom-shape table:end-cell-address="Sheet1.A19" table:end-x="0.259cm" table:end-y="0.346cm" draw:z-index="3" draw:name="Text Box 3" draw:style-name="gr1" draw:text-style-name="P1" svg:width="0.184cm" svg:height="0.514cm" svg:x="0.075cm" svg:y="0.40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9" table:end-x="0.259cm" table:end-y="0.346cm" draw:z-index="4" draw:name="Text Box 4" draw:style-name="gr1" draw:text-style-name="P1" svg:width="0.184cm" svg:height="0.514cm" svg:x="0.075cm" svg:y="0.40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9" table:end-x="0.259cm" table:end-y="0.346cm" draw:z-index="5" draw:name="Text Box 5" draw:style-name="gr1" draw:text-style-name="P1" svg:width="0.184cm" svg:height="0.514cm" svg:x="0.075cm" svg:y="0.40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4" office:value-type="string">
            <text:p>FILE_NUM</text:p>
          </table:table-cell>
          <table:table-cell table:style-name="ce4" office:value-type="string">
            <text:p>파일번호</text:p>
          </table:table-cell>
          <table:table-cell table:style-name="ce4" office:value-type="string">
            <text:p>N/A</text:p>
          </table:table-cell>
          <table:table-cell table:style-name="ce4" office:value-type="string">
            <text:p>NUMBER()</text:p>
          </table:table-cell>
          <table:table-cell table:style-name="ce4" office:value-type="string">
            <text:p>Not Null</text:p>
          </table:table-cell>
          <table:table-cell table:style-name="ce4"/>
          <table:table-cell table:style-name="ce4" office:value-type="string">
            <text:p>FK</text:p>
          </table:table-cell>
          <table:table-cell table:number-columns-repeated="1016"/>
        </table:table-row>
        <table:table-row table:style-name="ro5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3" office:value-type="string">
            <text:p>파일</text:p>
          </table:table-cell>
          <table:table-cell table:style-name="ce2" office:value-type="string">
            <text:p>작성일</text:p>
          </table:table-cell>
          <table:table-cell table:style-name="ce13" office:value-type="date" office:date-value="2021-08-04">
            <text:p>2021-08-04</text:p>
          </table:table-cell>
          <table:table-cell table:style-name="ce18" table:number-columns-spanned="4" table:number-rows-spanned="2"/>
          <table:covered-table-cell table:number-columns-repeated="2" table:style-name="ce23"/>
          <table:covered-table-cell table:style-name="ce28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3" office:value-type="string">
            <text:p>FILE</text:p>
          </table:table-cell>
          <table:table-cell table:style-name="ce2" office:value-type="string">
            <text:p>작성자</text:p>
          </table:table-cell>
          <table:table-cell table:style-name="ce3" office:value-type="string">
            <text:p>최현우</text:p>
          </table:table-cell>
          <table:covered-table-cell table:style-name="ce19"/>
          <table:covered-table-cell table:number-columns-repeated="2" table:style-name="ce24"/>
          <table:covered-table-cell table:style-name="ce29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3" office:value-type="string" table:number-columns-spanned="7" table:number-rows-spanned="1">
            <text:p>파일 테이블</text:p>
          </table:table-cell>
          <table:covered-table-cell table:number-columns-repeated="5" table:style-name="ce1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FILE_NUM</text:p>
          </table:table-cell>
          <table:table-cell table:style-name="ce3" office:value-type="string">
            <text:p>파일번호</text:p>
          </table:table-cell>
          <table:table-cell table:style-name="ce3" office:value-type="string">
            <text:p>N/A</text:p>
          </table:table-cell>
          <table:table-cell table:style-name="ce20" office:value-type="string">
            <text:p>NUMBER(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FILE_NAME</text:p>
          </table:table-cell>
          <table:table-cell table:style-name="ce3" office:value-type="string">
            <text:p>파일이름</text:p>
          </table:table-cell>
          <table:table-cell table:style-name="ce3" office:value-type="string">
            <text:p>N/A</text:p>
          </table:table-cell>
          <table:table-cell table:style-name="ce20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FILE_EXT</text:p>
          </table:table-cell>
          <table:table-cell table:style-name="ce3" office:value-type="string">
            <text:p>확장자명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FILE_SIZE</text:p>
          </table:table-cell>
          <table:table-cell table:style-name="ce3" office:value-type="string">
            <text:p>파일 사이즈</text:p>
          </table:table-cell>
          <table:table-cell table:style-name="ce3" office:value-type="string">
            <text:p>N/A</text:p>
          </table:table-cell>
          <table:table-cell table:style-name="ce20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  <draw:custom-shape table:end-cell-address="Sheet1.A30" table:end-x="0.259cm" table:end-y="0.003cm" draw:z-index="6" draw:name="Text Box 3" draw:style-name="gr1" draw:text-style-name="P1" svg:width="0.184cm" svg:height="0.65cm" svg:x="0.075cm" svg:y="0.53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30" table:end-x="0.259cm" table:end-y="0.003cm" draw:z-index="7" draw:name="Text Box 4" draw:style-name="gr1" draw:text-style-name="P1" svg:width="0.184cm" svg:height="0.65cm" svg:x="0.075cm" svg:y="0.53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30" table:end-x="0.259cm" table:end-y="0.003cm" draw:z-index="8" draw:name="Text Box 5" draw:style-name="gr1" draw:text-style-name="P1" svg:width="0.184cm" svg:height="0.65cm" svg:x="0.075cm" svg:y="0.53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office:value-type="string">
            <text:p>FILE_ETC</text:p>
          </table:table-cell>
          <table:table-cell table:style-name="ce3" office:value-type="string">
            <text:p>비고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ULL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3" office:value-type="string">
            <text:p>댓글</text:p>
          </table:table-cell>
          <table:table-cell table:style-name="ce2" office:value-type="string">
            <text:p>작성일</text:p>
          </table:table-cell>
          <table:table-cell table:style-name="ce13" office:value-type="date" office:date-value="2022-08-04">
            <text:p>2022-08-04</text:p>
          </table:table-cell>
          <table:table-cell table:style-name="ce18" table:number-columns-spanned="4" table:number-rows-spanned="2"/>
          <table:covered-table-cell table:number-columns-repeated="2" table:style-name="ce23"/>
          <table:covered-table-cell table:style-name="ce28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3" office:value-type="string">
            <text:p>COMMENT</text:p>
          </table:table-cell>
          <table:table-cell table:style-name="ce2" office:value-type="string">
            <text:p>작성자</text:p>
          </table:table-cell>
          <table:table-cell table:style-name="ce3" office:value-type="string">
            <text:p>최현우</text:p>
          </table:table-cell>
          <table:covered-table-cell table:style-name="ce19"/>
          <table:covered-table-cell table:number-columns-repeated="2" table:style-name="ce24"/>
          <table:covered-table-cell table:style-name="ce29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3" office:value-type="string" table:number-columns-spanned="7" table:number-rows-spanned="1">
            <text:p>댓글 테이블</text:p>
          </table:table-cell>
          <table:covered-table-cell table:number-columns-repeated="5" table:style-name="ce1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CMNT_NUM</text:p>
          </table:table-cell>
          <table:table-cell table:style-name="ce3" office:value-type="string">
            <text:p>댓글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MNT_DATE</text:p>
          </table:table-cell>
          <table:table-cell table:style-name="ce3" office:value-type="string">
            <text:p>댓글 등록일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CMNT_UDT_DATE</text:p>
          </table:table-cell>
          <table:table-cell table:style-name="ce3" office:value-type="string">
            <text:p>댓글 수정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CMNT_CONT</text:p>
          </table:table-cell>
          <table:table-cell table:style-name="ce3" office:value-type="string">
            <text:p>댓글 내용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0)</text:p>
          </table:table-cell>
          <table:table-cell table:style-name="ce3" office:value-type="string">
            <text:p>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CMNT_LIKE</text:p>
          </table:table-cell>
          <table:table-cell table:style-name="ce3" office:value-type="string">
            <text:p>좋아요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CMNT_DISLIKE</text:p>
          </table:table-cell>
          <table:table-cell table:style-name="ce3" office:value-type="string">
            <text:p>싫어요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POST_NUM</text:p>
          </table:table-cell>
          <table:table-cell table:style-name="ce3" office:value-type="string">
            <text:p>게시글 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MEM_ID</text:p>
          </table:table-cell>
          <table:table-cell table:style-name="ce3" office:value-type="string">
            <text:p>회원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5">
          <table:table-cell table:style-name="ce1" office:value-type="string" table:number-columns-spanned="8" table:number-rows-spanned="1">
            <text:p>테이블정의서</text:p>
            <draw:custom-shape table:end-cell-address="Sheet1.A42" table:end-x="0.259cm" table:end-y="0.088cm" draw:z-index="9" draw:name="Text Box 3" draw:style-name="gr1" draw:text-style-name="P1" svg:width="0.184cm" svg:height="0.072cm" svg:x="0.075cm" svg:y="0.01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42" table:end-x="0.259cm" table:end-y="0.088cm" draw:z-index="10" draw:name="Text Box 4" draw:style-name="gr1" draw:text-style-name="P1" svg:width="0.184cm" svg:height="0.072cm" svg:x="0.075cm" svg:y="0.01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42" table:end-x="0.259cm" table:end-y="0.088cm" draw:z-index="11" draw:name="Text Box 5" draw:style-name="gr1" draw:text-style-name="P1" svg:width="0.184cm" svg:height="0.072cm" svg:x="0.075cm" svg:y="0.016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3" office:value-type="string">
            <text:p>게시글</text:p>
          </table:table-cell>
          <table:table-cell table:style-name="ce2" office:value-type="string">
            <text:p>작성일</text:p>
          </table:table-cell>
          <table:table-cell table:style-name="ce13" office:value-type="date" office:date-value="2022-08-04">
            <text:p>2022-08-04</text:p>
          </table:table-cell>
          <table:table-cell table:style-name="ce18" table:number-columns-spanned="4" table:number-rows-spanned="2"/>
          <table:covered-table-cell table:number-columns-repeated="3" table:style-name="ce18"/>
          <table:table-cell table:number-columns-repeated="1016"/>
        </table:table-row>
        <table:table-row table:style-name="ro1">
          <table:table-cell table:style-name="ce2" office:value-type="string">
            <text:p>테이블명</text:p>
          </table:table-cell>
          <table:table-cell table:style-name="ce3" office:value-type="string">
            <text:p>POST</text:p>
          </table:table-cell>
          <table:table-cell table:style-name="ce2" office:value-type="string">
            <text:p>작성자</text:p>
          </table:table-cell>
          <table:table-cell table:style-name="ce3" office:value-type="string">
            <text:p>최현우</text:p>
          </table:table-cell>
          <table:covered-table-cell table:number-columns-repeated="4" table:style-name="ce18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3" office:value-type="string" table:number-columns-spanned="7" table:number-rows-spanned="1">
            <text:p>게시글 테이블</text:p>
          </table:table-cell>
          <table:covered-table-cell table:number-columns-repeated="6" table:style-name="ce3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POST_NUM</text:p>
          </table:table-cell>
          <table:table-cell table:style-name="ce3" office:value-type="string">
            <text:p>게시글 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2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POST_CONT</text:p>
          </table:table-cell>
          <table:table-cell table:style-name="ce3" office:value-type="string">
            <text:p>게시글 내용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POST_REG_DATE</text:p>
          </table:table-cell>
          <table:table-cell table:style-name="ce3" office:value-type="string">
            <text:p>게시글 등록일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POST_VIEWS</text:p>
          </table:table-cell>
          <table:table-cell table:style-name="ce3" office:value-type="string">
            <text:p>조회수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POST_LIKE</text:p>
          </table:table-cell>
          <table:table-cell table:style-name="ce3" office:value-type="string">
            <text:p>좋아요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POST_DISLIKE</text:p>
          </table:table-cell>
          <table:table-cell table:style-name="ce3" office:value-type="string">
            <text:p>싫어요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POST_UDT_DATE</text:p>
          </table:table-cell>
          <table:table-cell table:style-name="ce3" office:value-type="string">
            <text:p>게시글 수정일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FILE_NUM</text:p>
          </table:table-cell>
          <table:table-cell table:style-name="ce3" office:value-type="string">
            <text:p>파일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  <draw:custom-shape table:end-cell-address="Sheet1.A58" table:end-x="0.259cm" table:end-y="0.081cm" draw:z-index="12" draw:name="Text Box 3" draw:style-name="gr1" draw:text-style-name="P1" svg:width="0.184cm" svg:height="1.941cm" svg:x="0.075cm" svg:y="0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58" table:end-x="0.259cm" table:end-y="0.081cm" draw:z-index="13" draw:name="Text Box 4" draw:style-name="gr1" draw:text-style-name="P1" svg:width="0.184cm" svg:height="1.941cm" svg:x="0.075cm" svg:y="0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58" table:end-x="0.259cm" table:end-y="0.081cm" draw:z-index="14" draw:name="Text Box 5" draw:style-name="gr1" draw:text-style-name="P1" svg:width="0.184cm" svg:height="1.941cm" svg:x="0.075cm" svg:y="0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3" office:value-type="string">
            <text:p>MEM_ID</text:p>
          </table:table-cell>
          <table:table-cell table:style-name="ce3" office:value-type="string">
            <text:p>회원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string">
            <text:p>POST_BOARD_TYPE</text:p>
          </table:table-cell>
          <table:table-cell table:style-name="ce5" office:value-type="string">
            <text:p>게시글 유형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VARCHAR(100)</text:p>
          </table:table-cell>
          <table:table-cell table:style-name="ce5" office:value-type="string">
            <text:p>Not Null</text:p>
          </table:table-cell>
          <table:table-cell table:style-name="ce5" table:number-columns-repeated="2"/>
          <table:table-cell table:number-columns-repeated="1008"/>
          <table:table-cell table:style-name="Default" table:number-columns-repeated="8"/>
        </table:table-row>
        <table:table-row table:style-name="ro5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3" office:value-type="string">
            <text:p>관리자</text:p>
          </table:table-cell>
          <table:table-cell table:style-name="ce2" office:value-type="string">
            <text:p>작성일</text:p>
          </table:table-cell>
          <table:table-cell table:style-name="ce13" office:value-type="date" office:date-value="2022-08-04">
            <text:p>2022-08-04</text:p>
          </table:table-cell>
          <table:table-cell table:style-name="ce18" table:number-columns-spanned="4" table:number-rows-spanned="2"/>
          <table:covered-table-cell table:number-columns-repeated="2" table:style-name="ce23"/>
          <table:covered-table-cell table:style-name="ce28"/>
          <table:table-cell table:number-columns-repeated="1016"/>
        </table:table-row>
        <table:table-row table:style-name="ro1">
          <table:table-cell table:style-name="ce2" office:value-type="string">
            <text:p>테이블명</text:p>
          </table:table-cell>
          <table:table-cell table:style-name="ce3" office:value-type="string">
            <text:p>ADMIN</text:p>
          </table:table-cell>
          <table:table-cell table:style-name="ce2" office:value-type="string">
            <text:p>작성자</text:p>
          </table:table-cell>
          <table:table-cell table:style-name="ce3" office:value-type="string">
            <text:p>최현우</text:p>
          </table:table-cell>
          <table:covered-table-cell table:style-name="ce19"/>
          <table:covered-table-cell table:number-columns-repeated="2" table:style-name="ce24"/>
          <table:covered-table-cell table:style-name="ce29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3" office:value-type="string" table:number-columns-spanned="7" table:number-rows-spanned="1">
            <text:p>관리자 테이블</text:p>
          </table:table-cell>
          <table:covered-table-cell table:number-columns-repeated="5" table:style-name="ce1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ADMIN_ID</text:p>
          </table:table-cell>
          <table:table-cell table:style-name="ce3" office:value-type="string">
            <text:p>관리자 아이디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ADMIN_NM</text:p>
          </table:table-cell>
          <table:table-cell table:style-name="ce3" office:value-type="string">
            <text:p>관리자 이름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  <draw:custom-shape table:end-cell-address="Sheet1.A66" table:end-x="0.259cm" table:end-y="0.431cm" draw:z-index="15" draw:name="Text Box 3" draw:style-name="gr1" draw:text-style-name="P1" svg:width="0.184cm" svg:height="1.298cm" svg:x="0.075cm" svg:y="0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66" table:end-x="0.259cm" table:end-y="0.431cm" draw:z-index="16" draw:name="Text Box 4" draw:style-name="gr1" draw:text-style-name="P1" svg:width="0.184cm" svg:height="1.298cm" svg:x="0.075cm" svg:y="0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66" table:end-x="0.259cm" table:end-y="0.431cm" draw:z-index="17" draw:name="Text Box 5" draw:style-name="gr1" draw:text-style-name="P1" svg:width="0.184cm" svg:height="1.298cm" svg:x="0.075cm" svg:y="0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65" table:end-x="0.259cm" table:end-y="0.163cm" draw:z-index="72" draw:name="Text Box 3" draw:style-name="gr1" draw:text-style-name="P1" svg:width="0.184cm" svg:height="0.537cm" svg:x="0.075cm" svg:y="0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65" table:end-x="0.259cm" table:end-y="0.163cm" draw:z-index="73" draw:name="Text Box 4" draw:style-name="gr1" draw:text-style-name="P1" svg:width="0.184cm" svg:height="0.537cm" svg:x="0.075cm" svg:y="0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65" table:end-x="0.259cm" table:end-y="0.163cm" draw:z-index="74" draw:name="Text Box 5" draw:style-name="gr1" draw:text-style-name="P1" svg:width="0.184cm" svg:height="0.537cm" svg:x="0.075cm" svg:y="0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3" office:value-type="string">
            <text:p>ADMIN_PASS</text:p>
          </table:table-cell>
          <table:table-cell table:style-name="ce3" office:value-type="string">
            <text:p>관리자 비밀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3" office:value-type="string">
            <text:p>관리자</text:p>
          </table:table-cell>
          <table:table-cell table:style-name="ce2" office:value-type="string">
            <text:p>작성일</text:p>
          </table:table-cell>
          <table:table-cell table:style-name="ce13" office:value-type="date" office:date-value="2022-08-04">
            <text:p>2022-08-04</text:p>
          </table:table-cell>
          <table:table-cell table:style-name="ce18" table:number-columns-spanned="4" table:number-rows-spanned="2"/>
          <table:covered-table-cell table:number-columns-repeated="2" table:style-name="ce23"/>
          <table:covered-table-cell table:style-name="ce28"/>
          <table:table-cell table:number-columns-repeated="1016"/>
        </table:table-row>
        <table:table-row table:style-name="ro1">
          <table:table-cell table:style-name="ce2" office:value-type="string">
            <text:p>테이블명</text:p>
          </table:table-cell>
          <table:table-cell table:style-name="ce3" office:value-type="string">
            <text:p>MANAGE</text:p>
          </table:table-cell>
          <table:table-cell table:style-name="ce2" office:value-type="string">
            <text:p>작성자</text:p>
          </table:table-cell>
          <table:table-cell table:style-name="ce3" office:value-type="string">
            <text:p>최현우</text:p>
          </table:table-cell>
          <table:covered-table-cell table:style-name="ce19"/>
          <table:covered-table-cell table:number-columns-repeated="2" table:style-name="ce24"/>
          <table:covered-table-cell table:style-name="ce29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  <draw:custom-shape table:end-cell-address="Sheet1.A70" table:end-x="0.259cm" table:end-y="0.351cm" draw:z-index="18" draw:name="Text Box 3" draw:style-name="gr1" draw:text-style-name="P1" svg:width="0.184cm" svg:height="0.728cm" svg:x="0.075cm" svg:y="0.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70" table:end-x="0.259cm" table:end-y="0.351cm" draw:z-index="19" draw:name="Text Box 4" draw:style-name="gr1" draw:text-style-name="P1" svg:width="0.184cm" svg:height="0.728cm" svg:x="0.075cm" svg:y="0.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70" table:end-x="0.259cm" table:end-y="0.351cm" draw:z-index="20" draw:name="Text Box 5" draw:style-name="gr1" draw:text-style-name="P1" svg:width="0.184cm" svg:height="0.728cm" svg:x="0.075cm" svg:y="0.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office:value-type="string" table:number-columns-spanned="7" table:number-rows-spanned="1">
            <text:p>관리 테이블</text:p>
          </table:table-cell>
          <table:covered-table-cell table:number-columns-repeated="5" table:style-name="ce1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MNG_CD</text:p>
          </table:table-cell>
          <table:table-cell table:style-name="ce3" office:value-type="string">
            <text:p>관리코드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MEM_ID</text:p>
          </table:table-cell>
          <table:table-cell table:style-name="ce3" office:value-type="string">
            <text:p>회원 아이디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ADMIN_ID</text:p>
          </table:table-cell>
          <table:table-cell table:style-name="ce3" office:value-type="string">
            <text:p>관리자 아이디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MNG_TYPE_CD</text:p>
          </table:table-cell>
          <table:table-cell table:style-name="ce3" office:value-type="string">
            <text:p>관리유형코드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MNG_DATE</text:p>
          </table:table-cell>
          <table:table-cell table:style-name="ce3" office:value-type="string">
            <text:p>관리일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MNG_TRG</text:p>
          </table:table-cell>
          <table:table-cell table:style-name="ce3" office:value-type="string">
            <text:p>관리대상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MNG_CONT</text:p>
          </table:table-cell>
          <table:table-cell table:style-name="ce3" office:value-type="string">
            <text:p>관리내용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6"/>
          <table:table-cell table:style-name="ce9" table:number-columns-repeated="7"/>
          <table:table-cell table:number-columns-repeated="1016"/>
        </table:table-row>
        <table:table-row table:style-name="ro4">
          <table:table-cell table:style-name="ce1" office:value-type="string" table:number-columns-spanned="8" table:number-rows-spanned="1">
            <text:p>테이블정의서</text:p>
            <draw:custom-shape table:end-cell-address="Sheet1.A82" table:end-x="0.259cm" table:end-y="0.161cm" draw:z-index="21" draw:name="Text Box 3" draw:style-name="gr1" draw:text-style-name="P1" svg:width="0.184cm" svg:height="1.934cm" svg:x="0.075cm" svg:y="0.48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2" table:end-x="0.259cm" table:end-y="0.161cm" draw:z-index="22" draw:name="Text Box 4" draw:style-name="gr1" draw:text-style-name="P1" svg:width="0.184cm" svg:height="1.934cm" svg:x="0.075cm" svg:y="0.48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2" table:end-x="0.259cm" table:end-y="0.161cm" draw:z-index="23" draw:name="Text Box 5" draw:style-name="gr1" draw:text-style-name="P1" svg:width="0.184cm" svg:height="1.934cm" svg:x="0.075cm" svg:y="0.483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3" office:value-type="string">
            <text:p>채팅</text:p>
          </table:table-cell>
          <table:table-cell table:style-name="ce2" office:value-type="string">
            <text:p>작성일</text:p>
          </table:table-cell>
          <table:table-cell table:style-name="ce13" office:value-type="date" office:date-value="2022-08-04">
            <text:p>2022-08-04</text:p>
          </table:table-cell>
          <table:table-cell table:style-name="ce18" table:number-columns-spanned="4" table:number-rows-spanned="2"/>
          <table:covered-table-cell table:number-columns-repeated="2" table:style-name="ce23"/>
          <table:covered-table-cell table:style-name="ce28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3" office:value-type="string">
            <text:p>CHAT</text:p>
          </table:table-cell>
          <table:table-cell table:style-name="ce2" office:value-type="string">
            <text:p>작성자</text:p>
          </table:table-cell>
          <table:table-cell table:style-name="ce3" office:value-type="string">
            <text:p>최현우</text:p>
          </table:table-cell>
          <table:covered-table-cell table:style-name="ce19"/>
          <table:covered-table-cell table:number-columns-repeated="2" table:style-name="ce24"/>
          <table:covered-table-cell table:style-name="ce29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3" office:value-type="string" table:number-columns-spanned="7" table:number-rows-spanned="1">
            <text:p>채팅 테이블</text:p>
          </table:table-cell>
          <table:covered-table-cell table:number-columns-repeated="5" table:style-name="ce1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CHAT_ROOM_NUM</text:p>
          </table:table-cell>
          <table:table-cell table:style-name="ce3" office:value-type="string">
            <text:p>채팅방 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PK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HAT_ROOM_NM</text:p>
          </table:table-cell>
          <table:table-cell table:style-name="ce3" office:value-type="string">
            <text:p>채팅방 이름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CHAT_CRT_DATE</text:p>
          </table:table-cell>
          <table:table-cell table:style-name="ce3" office:value-type="string">
            <text:p>채팅방 생성일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MEM_ID</text:p>
          </table:table-cell>
          <table:table-cell table:style-name="ce3" office:value-type="string">
            <text:p>회원아이디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4">
          <table:table-cell table:style-name="ce1" office:value-type="string" table:number-columns-spanned="8" table:number-rows-spanned="1">
            <text:p>테이블정의서</text:p>
            <draw:custom-shape table:end-cell-address="Sheet1.A88" table:end-x="0.259cm" table:end-y="0.454cm" draw:z-index="24" draw:name="Text Box 3" draw:style-name="gr1" draw:text-style-name="P1" svg:width="0.184cm" svg:height="0.261cm" svg:x="0.075cm" svg:y="0.19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8" table:end-x="0.259cm" table:end-y="0.454cm" draw:z-index="25" draw:name="Text Box 4" draw:style-name="gr1" draw:text-style-name="P1" svg:width="0.184cm" svg:height="0.261cm" svg:x="0.075cm" svg:y="0.19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8" table:end-x="0.259cm" table:end-y="0.454cm" draw:z-index="26" draw:name="Text Box 5" draw:style-name="gr1" draw:text-style-name="P1" svg:width="0.184cm" svg:height="0.261cm" svg:x="0.075cm" svg:y="0.193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3" office:value-type="string">
            <text:p>채팅 내용</text:p>
          </table:table-cell>
          <table:table-cell table:style-name="ce2" office:value-type="string">
            <text:p>작성일</text:p>
          </table:table-cell>
          <table:table-cell table:style-name="ce13" office:value-type="date" office:date-value="2022-08-04">
            <text:p>2022-08-04</text:p>
          </table:table-cell>
          <table:table-cell table:style-name="ce18" table:number-columns-spanned="4" table:number-rows-spanned="2"/>
          <table:covered-table-cell table:number-columns-repeated="2" table:style-name="ce23"/>
          <table:covered-table-cell table:style-name="ce28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3" office:value-type="string">
            <text:p>CHAT_CONTENT</text:p>
          </table:table-cell>
          <table:table-cell table:style-name="ce2" office:value-type="string">
            <text:p>작성자</text:p>
          </table:table-cell>
          <table:table-cell table:style-name="ce3" office:value-type="string">
            <text:p>최현우</text:p>
          </table:table-cell>
          <table:covered-table-cell table:style-name="ce19"/>
          <table:covered-table-cell table:number-columns-repeated="2" table:style-name="ce24"/>
          <table:covered-table-cell table:style-name="ce29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3" office:value-type="string" table:number-columns-spanned="7" table:number-rows-spanned="1">
            <text:p>채팅 내용 테이블</text:p>
          </table:table-cell>
          <table:covered-table-cell table:number-columns-repeated="5" table:style-name="ce1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CHAT_ROOM_NUM</text:p>
          </table:table-cell>
          <table:table-cell table:style-name="ce3" office:value-type="string">
            <text:p>채팅방 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UMBER</text:p>
          </table:table-cell>
          <table:table-cell table:style-name="ce3" office:value-type="string">
            <text:p>N/A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USTOMER_NO</text:p>
          </table:table-cell>
          <table:table-cell table:style-name="ce3" office:value-type="string">
            <text:p>고객번호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2(3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CHAT_CONT_WRT</text:p>
          </table:table-cell>
          <table:table-cell table:style-name="ce3" office:value-type="string">
            <text:p>작성자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CHAT_CONT_CONT</text:p>
          </table:table-cell>
          <table:table-cell table:style-name="ce3" office:value-type="string">
            <text:p>채팅내용(말풍선)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CHAT_CONT_TIME</text:p>
          </table:table-cell>
          <table:table-cell table:style-name="ce3" office:value-type="string">
            <text:p>채팅 시간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6"/>
          <table:table-cell table:style-name="ce9" table:number-columns-repeated="7"/>
          <table:table-cell table:number-columns-repeated="1016"/>
        </table:table-row>
        <table:table-row table:style-name="ro4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7" office:value-type="string">
            <text:p>엔티티 타입명</text:p>
            <draw:custom-shape table:end-cell-address="Sheet1.A104" table:end-x="0.259cm" table:end-y="0.104cm" draw:z-index="27" draw:name="Text Box 3" draw:style-name="gr1" draw:text-style-name="P1" svg:width="0.184cm" svg:height="2.921cm" svg:x="0.075cm" svg:y="0.01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04" table:end-x="0.259cm" table:end-y="0.104cm" draw:z-index="28" draw:name="Text Box 4" draw:style-name="gr1" draw:text-style-name="P1" svg:width="0.184cm" svg:height="2.921cm" svg:x="0.075cm" svg:y="0.01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04" table:end-x="0.259cm" table:end-y="0.104cm" draw:z-index="29" draw:name="Text Box 5" draw:style-name="gr1" draw:text-style-name="P1" svg:width="0.184cm" svg:height="2.921cm" svg:x="0.075cm" svg:y="0.01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office:value-type="string">
            <text:p>회원</text:p>
          </table:table-cell>
          <table:table-cell table:style-name="ce7" office:value-type="string">
            <text:p>작성일</text:p>
          </table:table-cell>
          <table:table-cell table:style-name="ce14" office:value-type="date" office:date-value="2018-10-10">
            <text:p>2018-10-10</text:p>
          </table:table-cell>
          <table:table-cell table:style-name="ce18" table:number-columns-spanned="4" table:number-rows-spanned="2"/>
          <table:covered-table-cell table:number-columns-repeated="2" table:style-name="ce23"/>
          <table:covered-table-cell table:style-name="ce28"/>
          <table:table-cell table:number-columns-repeated="1016"/>
        </table:table-row>
        <table:table-row table:style-name="ro3">
          <table:table-cell table:style-name="ce7" office:value-type="string">
            <text:p>테이블명</text:p>
          </table:table-cell>
          <table:table-cell table:style-name="ce10" office:value-type="string">
            <text:p>MEMBER</text:p>
          </table:table-cell>
          <table:table-cell table:style-name="ce7" office:value-type="string">
            <text:p>작성자</text:p>
          </table:table-cell>
          <table:table-cell table:style-name="ce10" office:value-type="string">
            <text:p>이시용</text:p>
          </table:table-cell>
          <table:covered-table-cell table:style-name="ce19"/>
          <table:covered-table-cell table:number-columns-repeated="2" table:style-name="ce24"/>
          <table:covered-table-cell table:style-name="ce29"/>
          <table:table-cell table:number-columns-repeated="1016"/>
        </table:table-row>
        <table:table-row table:style-name="ro3">
          <table:table-cell table:style-name="ce7" office:value-type="string">
            <text:p>테이블 설명</text:p>
          </table:table-cell>
          <table:table-cell table:style-name="ce3" office:value-type="string" table:number-columns-spanned="7" table:number-rows-spanned="1">
            <text:p>회원테이블</text:p>
          </table:table-cell>
          <table:covered-table-cell table:number-columns-repeated="5" table:style-name="ce12"/>
          <table:covered-table-cell table:style-name="ce27"/>
          <table:table-cell table:number-columns-repeated="1016"/>
        </table:table-row>
        <table:table-row table:style-name="ro3">
          <table:table-cell table:style-name="ce7" office:value-type="string">
            <text:p>번호</text:p>
          </table:table-cell>
          <table:table-cell table:style-name="ce7" office:value-type="string">
            <text:p>컬럼명</text:p>
          </table:table-cell>
          <table:table-cell table:style-name="ce7" office:value-type="string">
            <text:p>속성명</text:p>
          </table:table-cell>
          <table:table-cell table:style-name="ce7" office:value-type="string">
            <text:p>도메인</text:p>
          </table:table-cell>
          <table:table-cell table:style-name="ce7" office:value-type="string">
            <text:p>데이터타입</text:p>
          </table:table-cell>
          <table:table-cell table:style-name="ce7" office:value-type="string">
            <text:p>NULL여부</text:p>
          </table:table-cell>
          <table:table-cell table:style-name="ce7" office:value-type="string">
            <text:p>기본값</text:p>
          </table:table-cell>
          <table:table-cell table:style-name="ce7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1" office:value-type="string">
            <text:p>CUSTOMER_NO</text:p>
          </table:table-cell>
          <table:table-cell table:style-name="ce11" office:value-type="string">
            <text:p>고객번호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VARCHAR2(30)</text:p>
          </table:table-cell>
          <table:table-cell table:style-name="ce11" office:value-type="string">
            <text:p>N/A</text:p>
          </table:table-cell>
          <table:table-cell table:style-name="ce11"/>
          <table:table-cell table:style-name="ce11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1" office:value-type="string">
            <text:p>MEMBER_ID</text:p>
          </table:table-cell>
          <table:table-cell table:style-name="ce11" office:value-type="string">
            <text:p>회원아이디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VARCHAR2(30)</text:p>
          </table:table-cell>
          <table:table-cell table:style-name="ce11" office:value-type="string">
            <text:p>Not Null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1" office:value-type="string">
            <text:p>MEMBER_NAME</text:p>
          </table:table-cell>
          <table:table-cell table:style-name="ce11" office:value-type="string">
            <text:p>회원명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VARCHAR2(30)</text:p>
          </table:table-cell>
          <table:table-cell table:style-name="ce11" office:value-type="string">
            <text:p>Not Null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1" office:value-type="string">
            <text:p>MEMBER_MAIL</text:p>
          </table:table-cell>
          <table:table-cell table:style-name="ce11" office:value-type="string">
            <text:p>이메일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VARCHAR2(50)</text:p>
          </table:table-cell>
          <table:table-cell table:style-name="ce11" office:value-type="string">
            <text:p>Not Null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1" office:value-type="string">
            <text:p>MEMBER_PASS</text:p>
          </table:table-cell>
          <table:table-cell table:style-name="ce11" office:value-type="string">
            <text:p>비밀번호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VARCHAR2(30)</text:p>
          </table:table-cell>
          <table:table-cell table:style-name="ce11" office:value-type="string">
            <text:p>Not Null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1" office:value-type="string">
            <text:p>MEMBER_BIRTH</text:p>
          </table:table-cell>
          <table:table-cell table:style-name="ce11" office:value-type="string">
            <text:p>생년월일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Not Null</text:p>
          </table:table-cell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8" office:value-type="float" office:value="7">
            <text:p>7</text:p>
            <draw:custom-shape table:end-cell-address="Sheet1.A114" table:end-x="0.259cm" table:end-y="0.08cm" draw:z-index="30" draw:name="Text Box 3" draw:style-name="gr1" draw:text-style-name="P1" svg:width="0.184cm" svg:height="1.85cm" svg:x="0.075cm" svg:y="0.48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14" table:end-x="0.259cm" table:end-y="0.08cm" draw:z-index="31" draw:name="Text Box 4" draw:style-name="gr1" draw:text-style-name="P1" svg:width="0.184cm" svg:height="1.85cm" svg:x="0.075cm" svg:y="0.48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14" table:end-x="0.259cm" table:end-y="0.08cm" draw:z-index="32" draw:name="Text Box 5" draw:style-name="gr1" draw:text-style-name="P1" svg:width="0.184cm" svg:height="1.85cm" svg:x="0.075cm" svg:y="0.48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 office:value-type="string">
            <text:p>MEMBER_TEL</text:p>
          </table:table-cell>
          <table:table-cell table:style-name="ce11" office:value-type="string">
            <text:p>핸드폰번호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VARCHAR2(30)</text:p>
          </table:table-cell>
          <table:table-cell table:style-name="ce11" office:value-type="string">
            <text:p>Not Null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11" office:value-type="string">
            <text:p>GRADE_NUM</text:p>
          </table:table-cell>
          <table:table-cell table:style-name="ce11" office:value-type="string">
            <text:p>등급번호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VARCHAR2(30)</text:p>
          </table:table-cell>
          <table:table-cell table:style-name="ce11" office:value-type="string">
            <text:p>Not Null</text:p>
          </table:table-cell>
          <table:table-cell table:style-name="ce11"/>
          <table:table-cell table:style-name="ce11" office:value-type="string">
            <text:p>FK</text:p>
          </table:table-cell>
          <table:table-cell table:number-columns-repeated="1016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1" office:value-type="string">
            <text:p>MEMBER_POINT</text:p>
          </table:table-cell>
          <table:table-cell table:style-name="ce11" office:value-type="string">
            <text:p>포인트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NUMBER</text:p>
          </table:table-cell>
          <table:table-cell table:style-name="ce11" office:value-type="string">
            <text:p>Not Null</text:p>
          </table:table-cell>
          <table:table-cell table:style-name="ce11" table:number-columns-repeated="2"/>
          <table:table-cell table:number-columns-repeated="1016"/>
        </table:table-row>
        <table:table-row table:style-name="ro6">
          <table:table-cell table:style-name="ce6"/>
          <table:table-cell table:style-name="ce9" table:number-columns-repeated="7"/>
          <table:table-cell table:number-columns-repeated="1016"/>
        </table:table-row>
        <table:table-row table:style-name="ro4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</table:table-cell>
          <table:table-cell table:style-name="ce3" office:value-type="string">
            <text:p>관리 유형</text:p>
          </table:table-cell>
          <table:table-cell table:style-name="ce2" office:value-type="string">
            <text:p>작성일</text:p>
          </table:table-cell>
          <table:table-cell table:style-name="ce13" office:value-type="date" office:date-value="2022-08-04">
            <text:p>2022-08-04</text:p>
          </table:table-cell>
          <table:table-cell table:style-name="ce18" table:number-columns-spanned="4" table:number-rows-spanned="2"/>
          <table:covered-table-cell table:number-columns-repeated="2" table:style-name="ce23"/>
          <table:covered-table-cell table:style-name="ce28"/>
          <table:table-cell table:number-columns-repeated="1016"/>
        </table:table-row>
        <table:table-row table:style-name="ro3">
          <table:table-cell table:style-name="ce2" office:value-type="string">
            <text:p>테이블명</text:p>
          </table:table-cell>
          <table:table-cell table:style-name="ce3" office:value-type="string">
            <text:p>MANAGE_TYPE</text:p>
          </table:table-cell>
          <table:table-cell table:style-name="ce2" office:value-type="string">
            <text:p>작성자</text:p>
          </table:table-cell>
          <table:table-cell table:style-name="ce3" office:value-type="string">
            <text:p>최현우</text:p>
          </table:table-cell>
          <table:covered-table-cell table:style-name="ce19"/>
          <table:covered-table-cell table:number-columns-repeated="2" table:style-name="ce24"/>
          <table:covered-table-cell table:style-name="ce29"/>
          <table:table-cell table:number-columns-repeated="1016"/>
        </table:table-row>
        <table:table-row table:style-name="ro3">
          <table:table-cell table:style-name="ce2" office:value-type="string">
            <text:p>테이블 설명</text:p>
          </table:table-cell>
          <table:table-cell table:style-name="ce3" office:value-type="string" table:number-columns-spanned="7" table:number-rows-spanned="1">
            <text:p>관리유형 테이블</text:p>
          </table:table-cell>
          <table:covered-table-cell table:number-columns-repeated="5" table:style-name="ce12"/>
          <table:covered-table-cell table:style-name="ce27"/>
          <table:table-cell table:number-columns-repeated="1016"/>
        </table:table-row>
        <table:table-row table:style-name="ro3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  <draw:custom-shape table:end-cell-address="Sheet1.A122" table:end-x="0.259cm" table:end-y="0.047cm" draw:z-index="33" draw:name="Text Box 3" draw:style-name="gr1" draw:text-style-name="P1" svg:width="0.184cm" svg:height="1.603cm" svg:x="0.075cm" svg:y="0.09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047cm" draw:z-index="34" draw:name="Text Box 4" draw:style-name="gr1" draw:text-style-name="P1" svg:width="0.184cm" svg:height="1.603cm" svg:x="0.075cm" svg:y="0.09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047cm" draw:z-index="35" draw:name="Text Box 5" draw:style-name="gr1" draw:text-style-name="P1" svg:width="0.184cm" svg:height="1.603cm" svg:x="0.075cm" svg:y="0.09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office:value-type="string">
            <text:p>MNG_TYPE_CD</text:p>
          </table:table-cell>
          <table:table-cell table:style-name="ce3" office:value-type="string">
            <text:p>관리유형코드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/>
          <table:table-cell table:style-name="ce3" office:value-type="string">
            <text:p>PK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MNG_TYPE_NM</text:p>
          </table:table-cell>
          <table:table-cell table:style-name="ce3" office:value-type="string">
            <text:p>관리유형이름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Not Null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6">
            <draw:custom-shape table:end-cell-address="Sheet1.A123" table:end-x="0.259cm" table:end-y="0.073cm" draw:z-index="36" draw:name="Text Box 3" draw:style-name="gr1" draw:text-style-name="P1" svg:width="0.184cm" svg:height="0.61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73cm" draw:z-index="37" draw:name="Text Box 4" draw:style-name="gr1" draw:text-style-name="P1" svg:width="0.184cm" svg:height="0.61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73cm" draw:z-index="38" draw:name="Text Box 5" draw:style-name="gr1" draw:text-style-name="P1" svg:width="0.184cm" svg:height="0.61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214cm" draw:z-index="39" draw:name="Text Box 3" draw:style-name="gr1" draw:text-style-name="P1" svg:width="0.184cm" svg:height="0.752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214cm" draw:z-index="40" draw:name="Text Box 4" draw:style-name="gr1" draw:text-style-name="P1" svg:width="0.184cm" svg:height="0.752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214cm" draw:z-index="41" draw:name="Text Box 5" draw:style-name="gr1" draw:text-style-name="P1" svg:width="0.184cm" svg:height="0.752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298cm" draw:z-index="42" draw:name="Text Box 3" draw:style-name="gr1" draw:text-style-name="P1" svg:width="0.184cm" svg:height="0.83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298cm" draw:z-index="43" draw:name="Text Box 4" draw:style-name="gr1" draw:text-style-name="P1" svg:width="0.184cm" svg:height="0.83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298cm" draw:z-index="44" draw:name="Text Box 5" draw:style-name="gr1" draw:text-style-name="P1" svg:width="0.184cm" svg:height="0.83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211cm" draw:z-index="45" draw:name="Text Box 3" draw:style-name="gr1" draw:text-style-name="P1" svg:width="0.184cm" svg:height="1.35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211cm" draw:z-index="46" draw:name="Text Box 4" draw:style-name="gr1" draw:text-style-name="P1" svg:width="0.184cm" svg:height="1.35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211cm" draw:z-index="47" draw:name="Text Box 5" draw:style-name="gr1" draw:text-style-name="P1" svg:width="0.184cm" svg:height="1.35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243cm" draw:z-index="48" draw:name="Text Box 3" draw:style-name="gr1" draw:text-style-name="P1" svg:width="0.184cm" svg:height="0.78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243cm" draw:z-index="49" draw:name="Text Box 4" draw:style-name="gr1" draw:text-style-name="P1" svg:width="0.184cm" svg:height="0.78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243cm" draw:z-index="50" draw:name="Text Box 5" draw:style-name="gr1" draw:text-style-name="P1" svg:width="0.184cm" svg:height="0.78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7" table:end-x="0.259cm" table:end-y="0.187cm" draw:z-index="51" draw:name="Text Box 3" draw:style-name="gr1" draw:text-style-name="P1" svg:width="0.184cm" svg:height="2.898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7" table:end-x="0.259cm" table:end-y="0.187cm" draw:z-index="52" draw:name="Text Box 4" draw:style-name="gr1" draw:text-style-name="P1" svg:width="0.184cm" svg:height="2.898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7" table:end-x="0.259cm" table:end-y="0.187cm" draw:z-index="53" draw:name="Text Box 5" draw:style-name="gr1" draw:text-style-name="P1" svg:width="0.184cm" svg:height="2.898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5" table:end-x="0.259cm" table:end-y="0.098cm" draw:z-index="54" draw:name="Text Box 3" draw:style-name="gr1" draw:text-style-name="P1" svg:width="0.184cm" svg:height="1.73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5" table:end-x="0.259cm" table:end-y="0.098cm" draw:z-index="55" draw:name="Text Box 4" draw:style-name="gr1" draw:text-style-name="P1" svg:width="0.184cm" svg:height="1.73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5" table:end-x="0.259cm" table:end-y="0.098cm" draw:z-index="56" draw:name="Text Box 5" draw:style-name="gr1" draw:text-style-name="P1" svg:width="0.184cm" svg:height="1.73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6" table:end-x="0.259cm" table:end-y="0.139cm" draw:z-index="57" draw:name="Text Box 3" draw:style-name="gr1" draw:text-style-name="P1" svg:width="0.184cm" svg:height="2.27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6" table:end-x="0.259cm" table:end-y="0.139cm" draw:z-index="58" draw:name="Text Box 4" draw:style-name="gr1" draw:text-style-name="P1" svg:width="0.184cm" svg:height="2.27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6" table:end-x="0.259cm" table:end-y="0.139cm" draw:z-index="59" draw:name="Text Box 5" draw:style-name="gr1" draw:text-style-name="P1" svg:width="0.184cm" svg:height="2.27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157cm" draw:z-index="60" draw:name="Text Box 3" draw:style-name="gr1" draw:text-style-name="P1" svg:width="0.184cm" svg:height="1.30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157cm" draw:z-index="61" draw:name="Text Box 4" draw:style-name="gr1" draw:text-style-name="P1" svg:width="0.184cm" svg:height="1.30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157cm" draw:z-index="62" draw:name="Text Box 5" draw:style-name="gr1" draw:text-style-name="P1" svg:width="0.184cm" svg:height="1.30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63" draw:name="Text Box 3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64" draw:name="Text Box 4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65" draw:name="Text Box 5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66" draw:name="Text Box 3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67" draw:name="Text Box 4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68" draw:name="Text Box 5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69" draw:name="Text Box 3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70" draw:name="Text Box 4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71" draw:name="Text Box 5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6" table:end-x="0.259cm" table:end-y="0.139cm" draw:z-index="75" draw:name="Text Box 3" draw:style-name="gr1" draw:text-style-name="P1" svg:width="0.184cm" svg:height="2.27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6" table:end-x="0.259cm" table:end-y="0.139cm" draw:z-index="76" draw:name="Text Box 4" draw:style-name="gr1" draw:text-style-name="P1" svg:width="0.184cm" svg:height="2.27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6" table:end-x="0.259cm" table:end-y="0.139cm" draw:z-index="77" draw:name="Text Box 5" draw:style-name="gr1" draw:text-style-name="P1" svg:width="0.184cm" svg:height="2.27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157cm" draw:z-index="78" draw:name="Text Box 3" draw:style-name="gr1" draw:text-style-name="P1" svg:width="0.184cm" svg:height="1.30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157cm" draw:z-index="79" draw:name="Text Box 4" draw:style-name="gr1" draw:text-style-name="P1" svg:width="0.184cm" svg:height="1.30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157cm" draw:z-index="80" draw:name="Text Box 5" draw:style-name="gr1" draw:text-style-name="P1" svg:width="0.184cm" svg:height="1.30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157cm" draw:z-index="81" draw:name="Text Box 3" draw:style-name="gr1" draw:text-style-name="P1" svg:width="0.184cm" svg:height="1.30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157cm" draw:z-index="82" draw:name="Text Box 4" draw:style-name="gr1" draw:text-style-name="P1" svg:width="0.184cm" svg:height="1.30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4" table:end-x="0.259cm" table:end-y="0.157cm" draw:z-index="83" draw:name="Text Box 5" draw:style-name="gr1" draw:text-style-name="P1" svg:width="0.184cm" svg:height="1.30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84" draw:name="Text Box 3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85" draw:name="Text Box 4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86" draw:name="Text Box 5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87" draw:name="Text Box 3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88" draw:name="Text Box 4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89" draw:name="Text Box 5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90" draw:name="Text Box 3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91" draw:name="Text Box 4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2" table:end-x="0.259cm" table:end-y="0.222cm" draw:z-index="92" draw:name="Text Box 5" draw:style-name="gr1" draw:text-style-name="P1" svg:width="0.184cm" svg:height="0.266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93" draw:name="Text Box 3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94" draw:name="Text Box 4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95" draw:name="Text Box 5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96" draw:name="Text Box 3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97" draw:name="Text Box 4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98" draw:name="Text Box 5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99" draw:name="Text Box 3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100" draw:name="Text Box 4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101" draw:name="Text Box 5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102" draw:name="Text Box 3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103" draw:name="Text Box 4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033cm" draw:z-index="104" draw:name="Text Box 5" draw:style-name="gr1" draw:text-style-name="P1" svg:width="0.184cm" svg:height="0.571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05" draw:name="Text Box 3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06" draw:name="Text Box 4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07" draw:name="Text Box 5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08" draw:name="Text Box 3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09" draw:name="Text Box 4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10" draw:name="Text Box 5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11" draw:name="Text Box 3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12" draw:name="Text Box 4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13" draw:name="Text Box 5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14" draw:name="Text Box 3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15" draw:name="Text Box 4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3" table:end-x="0.259cm" table:end-y="0.112cm" draw:z-index="116" draw:name="Text Box 5" draw:style-name="gr1" draw:text-style-name="P1" svg:width="0.184cm" svg:height="0.65cm" svg:x="0.075cm" svg:y="0.4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table:number-columns-repeated="7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 table:number-rows-repeated="10483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2" svg:font-family="'맑은 고딕'" style:font-pitch="variable"/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7" style:display-name="표준 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4">2022-08-04</text:date>, <text:time>16:05:2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8-04T16:05:25.54</dc:date>
    <meta:editing-duration>PT3H53M41S</meta:editing-duration>
    <meta:editing-cycles>2</meta:editing-cycles>
    <meta:document-statistic meta:table-count="3" meta:cell-count="607" meta:object-count="117"/>
  </office:meta>
</office:document-meta>
</file>